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1:53:40.52822136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06T12:04:34.631264096</dc:date>
    <dc:creator>Jesus Castagnetto</dc:creator>
    <meta:editing-duration>P9DT11H40M40S</meta:editing-duration>
    <meta:editing-cycles>857</meta:editing-cycles>
    <meta:generator>LibreOffice/7.2.3.2$Linux_X86_64 LibreOffice_project/20$Build-2</meta:generator>
    <meta:document-statistic meta:table-count="1" meta:cell-count="6200" meta:object-count="0"/>
  </office:meta>
</office:document-meta>
</file>